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8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9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Тип</text:p>
          </table:table-cell>
          <table:table-cell table:style-name="Default" office:value-type="string" calcext:value-type="string">
            <text:p>Знач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ONARY_NOISE_FACTOR</text:p>
          </table:table-cell>
          <table:table-cell office:value-type="string" calcext:value-type="string">
            <text:p>float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_SMOOTH_FACTOR</text:p>
          </table:table-cell>
          <table:table-cell office:value-type="string" calcext:value-type="string">
            <text:p>floa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P_LEAK_FACTOR</text:p>
          </table:table-cell>
          <table:table-cell office:value-type="string" calcext:value-type="string">
            <text:p>floa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ONARY_NOISE_MIXTURE_FACTOR</text:p>
          </table:table-cell>
          <table:table-cell office:value-type="string" calcext:value-type="string">
            <text:p>float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K_FACTOR</text:p>
          </table:table-cell>
          <table:table-cell office:value-type="string" calcext:value-type="string">
            <text:p>floa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_CANCEL_FACTOR</text:p>
          </table:table-cell>
          <table:table-cell office:value-type="string" calcext:value-type="string">
            <text:p>flo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VERB_DEACY_FACTOR</text:p>
          </table:table-cell>
          <table:table-cell office:value-type="string" calcext:value-type="string">
            <text:p>floa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RECT_DECAY_FACTOR</text:p>
          </table:table-cell>
          <table:table-cell office:value-type="string" calcext:value-type="string">
            <text:p>floa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OR_SNR_FACTOR</text:p>
          </table:table-cell>
          <table:table-cell office:value-type="string" calcext:value-type="string">
            <text:p>flo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IOR_SNR_SMOOTH_FACTOR</text:p>
          </table:table-cell>
          <table:table-cell office:value-type="string" calcext:value-type="string">
            <text:p>float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AK_FLOOR</text:p>
          </table:table-cell>
          <table:table-cell office:value-type="string" calcext:value-type="string">
            <text:p>float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OCK_LENGTH</text:p>
          </table:table-cell>
          <table:table-cell office:value-type="string" calcext:value-type="string">
            <text:p>i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OICEP_THRESHOLD</text:p>
          </table:table-cell>
          <table:table-cell office:value-type="string" calcext:value-type="string">
            <text:p>flo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ICEP_PROB_FACTOR</text:p>
          </table:table-cell>
          <table:table-cell office:value-type="string" calcext:value-type="string">
            <text:p>flo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_VOICEP_PROB</text:p>
          </table:table-cell>
          <table:table-cell office:value-type="string" calcext:value-type="string">
            <text:p>float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X_PRIOR_SNR</text:p>
          </table:table-cell>
          <table:table-cell office:value-type="string" calcext:value-type="string">
            <text:p>floa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X_OPT_GAIN</text:p>
          </table:table-cell>
          <table:table-cell office:value-type="string" calcext:value-type="string">
            <text:p>flo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N_OPT_GAIN</text:p>
          </table:table-cell>
          <table:table-cell office:value-type="string" calcext:value-type="string">
            <text:p>floa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N_FRAME_SMOOTH_SNR</text:p>
          </table:table-cell>
          <table:table-cell office:value-type="string" calcext:value-type="string">
            <text:p>float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X_FRAME_SMOOTH_SNR</text:p>
          </table:table-cell>
          <table:table-cell office:value-type="string" calcext:value-type="string">
            <text:p>float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_GLOBAL_SMOOTH_SNR</text:p>
          </table:table-cell>
          <table:table-cell office:value-type="string" calcext:value-type="string">
            <text:p>float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X_GLOBAL_SMOOTH_SNR</text:p>
          </table:table-cell>
          <table:table-cell office:value-type="string" calcext:value-type="string">
            <text:p>float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_LOCAL_SMOOTH_SNR</text:p>
          </table:table-cell>
          <table:table-cell office:value-type="string" calcext:value-type="string">
            <text:p>float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X_LOCAL_SMOOTH_SNR</text:p>
          </table:table-cell>
          <table:table-cell office:value-type="string" calcext:value-type="string">
            <text:p>float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PPER_SMOOTH_FREQ_INDEX</text:p>
          </table:table-cell>
          <table:table-cell office:value-type="string" calcext:value-type="string">
            <text:p>in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WER_SMOOTH_FREQ_INDEX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LOBAL_SMOOTH_BANDWITDH</text:p>
          </table:table-cell>
          <table:table-cell office:value-type="string" calcext:value-type="string">
            <text:p>i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OCAL_SMOOTH_BANDWIDTH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AME_SMOOTH_SNR_THRESH</text:p>
          </table:table-cell>
          <table:table-cell office:value-type="string" calcext:value-type="string">
            <text:p>floa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_SMOOTH_PEAK_SNR</text:p>
          </table:table-cell>
          <table:table-cell office:value-type="string" calcext:value-type="string">
            <text:p>flo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X_SMOOTH_PEAK_SNR</text:p>
          </table:table-cell>
          <table:table-cell office:value-type="string" calcext:value-type="string">
            <text:p>floa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RAME_VOICEP_PROB_FACTOR</text:p>
          </table:table-cell>
          <table:table-cell office:value-type="string" calcext:value-type="string">
            <text:p>float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LOBAL_VOICEP_PROB_FACTOR</text:p>
          </table:table-cell>
          <table:table-cell office:value-type="string" calcext:value-type="string">
            <text:p>flo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OCAL_VOICEP_PROB_FACTOR</text:p>
          </table:table-cell>
          <table:table-cell office:value-type="string" calcext:value-type="string">
            <text:p>flo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N_VOICE_PAUSE_PROB</text:p>
          </table:table-cell>
          <table:table-cell office:value-type="string" calcext:value-type="string">
            <text:p>floa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C_VOICE_PAUSE_PROB</text:p>
          </table:table-cell>
          <table:table-cell office:value-type="string" calcext:value-type="string">
            <text:p>float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S_FILE_PREFIX_1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POSTF_BGNEstimator_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S_FILE_PREFIX_2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POSTF-HRLE_N_EST_L_BGNEstimator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_FILE_PREFIX_3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POSTF-HRLE_ONLY_BGNEstimator_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S_FILE_PREFIX_4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POSTF-SUB_N_GAIN_BGNEstimato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_FILE_PREFIX_5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HRLE_N_EST_L-POSTF_BGNEstimator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ES_FILE_PREFIX_6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HRLE_N_EST_L-POSTF-SUB_N_GAIN_BGNEstimator_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_FILE_PREFIX_7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HRLE_ONLY-POSTF_BGNEstimator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S_FILE_PREFIX_8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HRLE_ONLY-POSTF-SUB_N_GAIN_BGNEstimator_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_FILE_PREFIX_9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HRLE_N_EST_L_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S_FILE_PREFIX_10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директория&gt; + /HRLE_ONLY_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float</text:p>
          </table:table-cell>
          <table:table-cell table:style-name="Default" office:value-type="string" calcext:value-type="string">
            <text:p>0 &lt;= LX &lt;= 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UND_SOURCE_LOCATION_FILENAME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путь к файлу с координатами источников&gt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URCE_AUDIOFILE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&lt;путь к .wav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11:36:48.522388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2:54:28.613975520</meta:creation-date>
    <dc:date>2014-08-12T12:48:33.180402451</dc:date>
    <meta:editing-duration>PT1H12M25S</meta:editing-duration>
    <meta:editing-cycles>3</meta:editing-cycles>
    <meta:generator>LibreOffice/4.2.4.2$Linux_x86 LibreOffice_project/420m0$Build-2</meta:generator>
    <meta:document-statistic meta:table-count="1" meta:cell-count="200" meta:object-count="0"/>
  </office:meta>
</office:document-meta>
</file>